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iceLoader.load( URL url , Set &lt; String &gt; se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erviceLoader.load( Class &lt; T &gt; clazz , ClassLoader classLoad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